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ext_20_body">
      <style:text-properties officeooo:rsid="0025853e" officeooo:paragraph-rsid="0025853e"/>
    </style:style>
    <style:style style:name="P7" style:family="paragraph" style:parent-style-name="Text_20_body">
      <style:text-properties officeooo:rsid="0021b7c5" officeooo:paragraph-rsid="0021b7c5"/>
    </style:style>
    <style:style style:name="P8" style:family="paragraph" style:parent-style-name="Text_20_body">
      <style:text-properties officeooo:rsid="00281fad" officeooo:paragraph-rsid="00281fad"/>
    </style:style>
    <style:style style:name="P9" style:family="paragraph" style:parent-style-name="Text_20_body">
      <style:text-properties officeooo:rsid="002db5e3" officeooo:paragraph-rsid="002db5e3"/>
    </style:style>
    <style:style style:name="P10" style:family="paragraph" style:parent-style-name="Text_20_body">
      <style:text-properties officeooo:rsid="001fe20a" officeooo:paragraph-rsid="002e2867"/>
    </style:style>
    <style:style style:name="P11" style:family="paragraph" style:parent-style-name="Title">
      <style:text-properties fo:language="en" fo:country="GB"/>
    </style:style>
    <style:style style:name="P12" style:family="paragraph" style:parent-style-name="Table_20_Contents">
      <style:text-properties officeooo:rsid="002db5e3" officeooo:paragraph-rsid="002db5e3"/>
    </style:style>
    <style:style style:name="P13" style:family="paragraph" style:parent-style-name="Table_20_Contents">
      <style:text-properties officeooo:rsid="002f8e87" officeooo:paragraph-rsid="002f8e87"/>
    </style:style>
    <style:style style:name="P14" style:family="paragraph" style:parent-style-name="Table_20_Contents">
      <style:text-properties officeooo:rsid="0031984f" officeooo:paragraph-rsid="0031984f"/>
    </style:style>
    <style:style style:name="P15" style:family="paragraph" style:parent-style-name="Table_20_Contents">
      <style:text-properties officeooo:rsid="0031a25b" officeooo:paragraph-rsid="0031a25b"/>
    </style:style>
    <style:style style:name="P16" style:family="paragraph" style:parent-style-name="Table_20_Contents">
      <style:text-properties officeooo:rsid="0032eca2" officeooo:paragraph-rsid="0032eca2"/>
    </style:style>
    <style:style style:name="P17" style:family="paragraph" style:parent-style-name="Text_20_body" style:list-style-name="L1">
      <style:text-properties officeooo:rsid="00136bd5" officeooo:paragraph-rsid="00136bd5"/>
    </style:style>
    <style:style style:name="P18" style:family="paragraph" style:parent-style-name="Text_20_body">
      <style:text-properties officeooo:rsid="0034db09" officeooo:paragraph-rsid="0034db09"/>
    </style:style>
    <style:style style:name="P19" style:family="paragraph" style:parent-style-name="Text_20_body">
      <style:text-properties officeooo:rsid="0012f94b" officeooo:paragraph-rsid="0012f94b"/>
    </style:style>
    <style:style style:name="P20" style:family="paragraph" style:parent-style-name="Text_20_body">
      <style:text-properties officeooo:rsid="00350412" officeooo:paragraph-rsid="00350412"/>
    </style:style>
    <style:style style:name="P21" style:family="paragraph" style:parent-style-name="Heading_20_1">
      <style:text-properties officeooo:rsid="00245091" officeooo:paragraph-rsid="0025853e"/>
    </style:style>
    <style:style style:name="P22" style:family="paragraph" style:parent-style-name="Heading_20_1">
      <style:text-properties officeooo:rsid="0013f186" officeooo:paragraph-rsid="0013f186"/>
    </style:style>
    <style:style style:name="P23" style:family="paragraph" style:parent-style-name="Heading_20_1">
      <style:text-properties officeooo:rsid="002db5e3" officeooo:paragraph-rsid="002db5e3"/>
    </style:style>
    <style:style style:name="P24" style:family="paragraph" style:parent-style-name="Heading_20_1">
      <style:text-properties officeooo:rsid="0034db09" officeooo:paragraph-rsid="0034db09"/>
    </style:style>
    <style:style style:name="P25" style:family="paragraph" style:parent-style-name="Heading_20_2">
      <style:text-properties officeooo:rsid="0025853e" officeooo:paragraph-rsid="0025853e"/>
    </style:style>
    <style:style style:name="P26" style:family="paragraph" style:parent-style-name="Heading_20_2">
      <style:text-properties officeooo:rsid="0013f186" officeooo:paragraph-rsid="0013f186"/>
    </style:style>
    <style:style style:name="P27" style:family="paragraph" style:parent-style-name="Heading_20_2">
      <style:text-properties officeooo:rsid="001d154f" officeooo:paragraph-rsid="001d154f"/>
    </style:style>
    <style:style style:name="P28" style:family="paragraph" style:parent-style-name="Heading_20_2">
      <style:text-properties officeooo:rsid="0021b7c5" officeooo:paragraph-rsid="0021b7c5"/>
    </style:style>
    <style:style style:name="P29" style:family="paragraph" style:parent-style-name="Table_20_Contents">
      <style:text-properties officeooo:rsid="0036ea19" officeooo:paragraph-rsid="0036ea19"/>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style:style style:name="T8" style:family="text">
      <style:text-properties officeooo:rsid="002e2867"/>
    </style:style>
    <style:style style:name="T9" style:family="text">
      <style:text-properties officeooo:rsid="0030ba5c"/>
    </style:style>
    <style:style style:name="T10" style:family="text">
      <style:text-properties officeooo:rsid="0032eca2"/>
    </style:style>
    <style:style style:name="T11" style:family="text">
      <style:text-properties officeooo:rsid="00331918"/>
    </style:style>
    <style:style style:name="T12" style:family="text">
      <style:text-properties officeooo:rsid="0035d024"/>
    </style:style>
    <style:style style:name="T13" style:family="text">
      <style:text-properties officeooo:rsid="00395dd6"/>
    </style:style>
    <style:style style:name="T14" style:family="text">
      <style:text-properties officeooo:rsid="003a0b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19">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p text:style-name="P20">The primary component is of course the cache, which is able to record information relevant to SPARQL processing. Another component will be used to insert <text:span text:style-name="T12">this information</text:span> into the cache <text:span text:style-name="T12">or fetch it if needed</text:span>. A third component decides what information is relevant <text:span text:style-name="T12">for the SPARQL processor, whether it is remote or local. The final component is a SPARQL processor.</text:span> </text:p>
      <text:h text:style-name="P21" text:outline-level="1">Practical constraints</text:h>
      <text:p text:style-name="P2">I'm aiming for something that could be deployed on a large scale on today's Web, and therefore, I accept some practical constraints: </text:p>
      <text:list xml:id="list3005101826383120268" text:style-name="L1">
        <text:list-item>
          <text:p text:style-name="P17">Simply support the HTTP 1.1 standard. That means, I will only cache responses where the HTTP metadata says that it can be cached and for how long.</text:p>
        </text:list-item>
        <text:list-item>
          <text:p text:style-name="P17">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24" text:outline-level="1"><text:soft-page-break/>Practical assumptions</text:h>
      <text:p text:style-name="P18">I'm prepared to make one rather unrealistic practical assumption, what I jokingly call the “don't mind me, I'm just here to help” assumption for caches. i.e. the cache is willing to absorb any workload, to lower endpoint workload and enhance client-perceived response time. <text:span text:style-name="T13">It would be nice to have a sufficiently good cost model to not make this assumption, however.</text:span></text:p>
      <text:h text:style-name="P25" text:outline-level="2">Current cache infrastructure</text:h>
      <text:p text:style-name="P6">The current Internet cache infrastructure can be understood in 5 abstract levels. The server may cache query results itself. This is a conventional database query cache. Then, there may be a reverse <text:s/>proxy (aka “web accelerator”). Since they are commonly under the same administrative control as 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It may well be adapted to other parts of the infrastructure.</text:p>
      <text:h text:style-name="P22" text:outline-level="1">Properties of subsystems</text:h>
      <text:h text:style-name="P26"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27"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27" text:outline-level="2">Query Analyzer</text:h>
      <text:p text:style-name="P4">The query analyzer is tasked with aggregating properties of queries so that <text:span text:style-name="T4">data can be prefetched. It </text:span><text:soft-page-break/><text:span text:style-name="T4">is also possible to use it to find “safe queries”. I'm not too good at formalizing this, but examples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 Also, SELECT ?s ?l WHERE { ?s :p ?o . ?o :q ?l . } is unsafe because the ?o variable isn't projected. </text:span></text:p>
      <text:p text:style-name="P5">There's plenty of opportunity here, much of which clearly is Future Work. <text:span text:style-name="T5">I'm inclined to constrain the scope of my work to prefetch single triple patterns and to load entire data dumps into the cache.</text:span></text:p>
      <text:p text:style-name="P10">Still, there are many challenges worth brainstorming, like for example if fetching a certain triple pattern will lead to that subsequent queries will have a remote part that has very low selectivity. <text:span text:style-name="T8">It would also be very interesting to use </text:span><text:a xlink:type="simple" xlink:href="http://ceur-ws.org/Vol-1057/DividinoAndGroner_LD4IE2013.pdf" text:style-name="Internet_20_link" text:visited-style-name="Visited_20_Internet_20_Link"><text:span text:style-name="T8">different similarity measures</text:span></text:a><text:span text:style-name="T8"> to predict which parts to prefetch. Overall, i</text:span>s it possible to approach this problem in a manner that is not just “try out something”?</text:p>
      <text:h text:style-name="P28" text:outline-level="2">Query Evaluation</text:h>
      <text:p text:style-name="P7">Query evaluation in this case has much in common with federation. In particular, we <text:span text:style-name="T6">may </text:span>look upon <text:span text:style-name="T6">the “consumer endpoints” of </text:span><text:a xlink:type="simple" xlink:href="http://arxiv.org/abs/1503.02940" text:style-name="Internet_20_link" text:visited-style-name="Visited_20_Internet_20_Link"><text:span text:style-name="T6">Fedra</text:span></text:a><text:span text:style-name="T6">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8">Therefore, there's no escaping developing a cost model that <text:span text:style-name="T7">helps estimate what parts of the query should be joined at the cache server and what should be sent to the remote endpoint. That is, I understand, very similar to the objective of the </text:span><text:a xlink:type="simple" xlink:href="http://people.aifb.kit.edu/mac/shepherd/" text:style-name="Internet_20_link" text:visited-style-name="Visited_20_Internet_20_Link"><text:span text:style-name="T7">SHEPHERD</text:span></text:a><text:span text:style-name="T7">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cheaper.</text:span></text:p>
      <text:h text:style-name="P23" text:outline-level="1">Problems</text:h>
      <text:p text:style-name="P9">I'll try to list some problems, with some approaches, at different levels of ideal. I can't possibly work on these myself, but I have to adopt those that lead to a finished system. Then, I hope others will find other things interesting.</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Table_20_Heading">Problem</text:p>
          </table:table-cell>
          <table:table-cell table:style-name="Table1.A1" office:value-type="string">
            <text:p text:style-name="Table_20_Heading">Minimal approach</text:p>
          </table:table-cell>
          <table:table-cell table:style-name="Table1.A1" office:value-type="string">
            <text:p text:style-name="Table_20_Heading">Better approach</text:p>
          </table:table-cell>
          <table:table-cell table:style-name="Table1.D1" office:value-type="string">
            <text:p text:style-name="Table_20_Heading"><text:span text:style-name="T9">Really good</text:span> approach</text:p>
          </table:table-cell>
        </table:table-row>
        <table:table-row>
          <table:table-cell table:style-name="Table1.A2" office:value-type="string">
            <text:p text:style-name="P12">Serialization to cache</text:p>
          </table:table-cell>
          <table:table-cell table:style-name="Table1.A2" office:value-type="string">
            <text:p text:style-name="P12">Remote endpoint native (e.g. Turtle)</text:p>
          </table:table-cell>
          <table:table-cell table:style-name="Table1.A2" office:value-type="string">
            <text:p text:style-name="P12">Use HDT as it is</text:p>
          </table:table-cell>
          <table:table-cell table:style-name="Table1.D2" office:value-type="string">
            <text:p text:style-name="P12">Develop a binary format that uses constants for terms that <text:s/>recur in every triple</text:p>
          </table:table-cell>
        </table:table-row>
        <table:table-row>
          <table:table-cell table:style-name="Table1.A2" office:value-type="string">
            <text:p text:style-name="P12">Store for cache server evaluation</text:p>
          </table:table-cell>
          <table:table-cell table:style-name="Table1.A2" office:value-type="string">
            <text:p text:style-name="P12">Parse cache contents and add to RAM model <text:soft-page-break/>for querying </text:p>
          </table:table-cell>
          <table:table-cell table:style-name="Table1.A2" office:value-type="string">
            <text:p text:style-name="P12">Create an index of HDT contents and then <text:soft-page-break/>query HDT directly</text:p>
          </table:table-cell>
          <table:table-cell table:style-name="Table1.D2" office:value-type="string">
            <text:p text:style-name="P12">Create an index of binary cache contents <text:soft-page-break/>to assist querying</text:p>
          </table:table-cell>
        </table:table-row>
        <table:table-row>
          <table:table-cell table:style-name="Table1.A2" office:value-type="string">
            <text:p text:style-name="P14">Query result identifier (somewhat tangential problem)</text:p>
          </table:table-cell>
          <table:table-cell table:style-name="Table1.A2" office:value-type="string">
            <text:p text:style-name="P14">Simply use the URL </text:p>
          </table:table-cell>
          <table:table-cell table:style-name="Table1.A2" office:value-type="string">
            <text:p text:style-name="P14">A simple digest algorithm that is invariant under most insignificant rewriting operations (whitespace, BGP ordering, variable naming, etc)</text:p>
          </table:table-cell>
          <table:table-cell table:style-name="Table1.D2" office:value-type="string">
            <text:p text:style-name="P12"/>
          </table:table-cell>
        </table:table-row>
        <table:table-row>
          <table:table-cell table:style-name="Table1.A2" office:value-type="string">
            <text:p text:style-name="P12">Query analysis</text:p>
          </table:table-cell>
          <table:table-cell table:style-name="Table1.A2" office:value-type="string">
            <text:p text:style-name="P12">Record the most frequent triple patterns</text:p>
          </table:table-cell>
          <table:table-cell table:style-name="Table1.A2" office:value-type="string">
            <text:p text:style-name="P13">Use similarity measures </text:p>
          </table:table-cell>
          <table:table-cell table:style-name="Table1.D2" office:value-type="string">
            <text:p text:style-name="P13">Structured approach to deal with problems around selectivity and similarity</text:p>
          </table:table-cell>
        </table:table-row>
        <table:table-row>
          <table:table-cell table:style-name="Table1.A2" office:value-type="string">
            <text:p text:style-name="P15">Cost estimation <text:span text:style-name="T11">(problem space somewhat unclear since much of it is covered by SHEPHERD, but not yet published in full)</text:span></text:p>
          </table:table-cell>
          <table:table-cell table:style-name="Table1.A2" office:value-type="string">
            <text:p text:style-name="P15">Make assumptions about cost of TPF/<text:span text:style-name="T10">dump</text:span> retrieval and proxy evaluation join, vs endpoint join</text:p>
          </table:table-cell>
          <table:table-cell table:style-name="Table1.A2" office:value-type="string">
            <text:p text:style-name="P15">Empirically determine such parameters from previous queries</text:p>
          </table:table-cell>
          <table:table-cell table:style-name="Table1.D2" office:value-type="string">
            <text:p text:style-name="P16">Include estimates for HTTP/2 endpoints</text:p>
          </table:table-cell>
        </table:table-row>
        <table:table-row>
          <table:table-cell table:style-name="Table1.A2" office:value-type="string">
            <text:p text:style-name="P29">Granularity of patterns</text:p>
            <text:p text:style-name="P29">(e.g. if we cache triple patterns, if we can store queries with certain filters, or larger BGPs</text:p>
          </table:table-cell>
          <table:table-cell table:style-name="Table1.A2" office:value-type="string">
            <text:p text:style-name="P29">Certain triple patterns with bound predicate</text:p>
          </table:table-cell>
          <table:table-cell table:style-name="Table1.A2" office:value-type="string">
            <text:p text:style-name="P29">Arbitrary triple patterns, possibly with FILTERs</text:p>
          </table:table-cell>
          <table:table-cell table:style-name="Table1.D2" office:value-type="string">
            <text:p text:style-name="P29">A systematic analysis <text:span text:style-name="T14">where the cost model decides</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4-09T14:13:03.341575731</dc:date>
    <meta:editing-duration>P6DT5H23M42S</meta:editing-duration>
    <meta:editing-cycles>20</meta:editing-cycles>
    <meta:generator>LibreOffice/4.3.3.2$Linux_X86_64 LibreOffice_project/430m0$Build-2</meta:generator>
    <meta:document-statistic meta:table-count="1" meta:image-count="0" meta:object-count="0" meta:page-count="4" meta:paragraph-count="56" meta:word-count="1616" meta:character-count="9527" meta:non-whitespace-character-count="7961"/>
  </office:meta>
</office:document-meta>
</file>